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5-02T14:05:45.27" text:fixed="true">02:05 PM</text:time></text:p>
      <text:p text:style-name="Standard">(<text:time style:data-style-name="N42" text:time-value="2018-05-02T14:08:43.57" text:fixed="true">02:08 PM</text:time> notes)</text:p>
      <text:p text:style-name="Standard">Sputnik launched in 1957</text:p>
      <text:p text:style-name="Standard">In 1961, Russia sent someone into space.</text:p>
      <text:p text:style-name="Standard">This showed Russia winning the “Space Race”.</text:p>
      <text:p text:style-name="Standard">It showed Russia had rockets capable of hitting anywhere on Earth.</text:p>
      <text:p text:style-name="Standard">This pushed the US into a state of existential fear.</text:p>
      <text:p text:style-name="Standard"><text:span text:style-name="T1">watching Duck and Cover video</text:span></text:p>
      <text:p text:style-name="Standard">(<text:time style:data-style-name="N42" text:time-value="2018-05-02T14:30:49.83" text:fixed="true">02:30 PM</text:time> notes)</text:p>
      <text:p text:style-name="Standard"/>
      <text:p text:style-name="Standard">System of segregation in the South</text:p>
      <text:p text:style-name="Standard"/>
      <text:p text:style-name="Standard">In 1896, Plessy v. Ferguson declared separate facilities were not unconstitutional. “Separate but equal”.</text:p>
      <text:p text:style-name="Standard"/>
      <text:p text:style-name="Standard">Racial segregation has the support of law, and has backing from being constitutional.</text:p>
      <text:p text:style-name="Standard">In 1940, public spending on black schools on average was 45% to that of spending on white schools.</text:p>
      <text:p text:style-name="Standard">In rural Mississippi, all black workers were expected to work in the fields picking cotton.</text:p>
      <text:p text:style-name="Standard">Black students that got 3 months of education didn't continue on to the next grade, expected to work ^.</text:p>
      <text:p text:style-name="Standard">17 Southern states and border states legally required the segregation of public schools.</text:p>
      <text:p text:style-name="Standard">4 other states allowed local schools to determine separation.</text:p>
      <text:p text:style-name="Standard">Effected over 11 million black students education in the South.</text:p>
      <text:p text:style-name="Standard"/>
      <text:p text:style-name="Standard">(<text:time style:data-style-name="N42" text:time-value="2018-05-02T14:41:18.83" text:fixed="true">02:41 PM</text:time> notes)</text:p>
      <text:p text:style-name="Standard"/>
      <text:p text:style-name="Standard">4 cases combined into a case to determine separate but equal.</text:p>
      <text:p text:style-name="Standard">(<text:time style:data-style-name="N42" text:time-value="2018-05-02T14:48:06.22" text:fixed="true">02:48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5-02T13:58:55.37</meta:creation-date>
    <dc:date>2018-05-02T14:50:41.99</dc:date>
    <dc:creator>Timothy Cayer</dc:creator>
    <meta:editing-duration>PT51M41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21" meta:word-count="189" meta:character-count="1137"/>
  </office:meta>
</office:document-meta>
</file>